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fo:margin-bottom="0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justify" fo:break-before="auto" fo:line-height="115%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justify"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justify" fo:break-before="auto" fo:line-height="115%" fo:margin-bottom="0cm" style:writing-mode="lr-tb"/>
    </style:style>
    <style:style style:name="P5" style:family="paragraph" style:parent-style-name="Standard">
      <style:paragraph-properties fo:text-align="justify"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P6" style:family="paragraph" style:parent-style-name="Standard">
      <style:paragraph-properties fo:text-align="justify" fo:break-before="auto" fo:line-height="115%" fo:margin-bottom="0cm" style:writing-mode="lr-tb"/>
    </style:style>
    <style:style style:name="P7" style:family="paragraph" style:parent-style-name="Standard">
      <style:paragraph-properties fo:text-align="justify"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P8" style:family="paragraph" style:parent-style-name="Standard">
      <style:paragraph-properties fo:text-align="justify" fo:break-before="auto" fo:line-height="115%" fo:margin-bottom="0cm" style:writing-mode="lr-tb"/>
    </style:style>
    <style:style style:name="P9" style:family="paragraph" style:parent-style-name="Standard">
      <style:paragraph-properties fo:text-align="justify"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P10" style:family="paragraph" style:parent-style-name="Standard">
      <style:paragraph-properties fo:text-align="justify" fo:break-before="auto" fo:line-height="115%" fo:margin-bottom="0cm" style:writing-mode="lr-tb"/>
    </style:style>
    <style:style style:name="P11" style:family="paragraph" style:parent-style-name="Standard">
      <style:paragraph-properties fo:text-align="justify" fo:break-before="auto" fo:line-height="115%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P14" style:family="paragraph" style:parent-style-name="Standard">
      <style:paragraph-properties fo:text-align="justify" fo:break-before="auto" fo:line-height="115%" fo:margin-bottom="0cm" style:writing-mode="lr-tb"/>
    </style:style>
    <style:style style:name="P15" style:family="paragraph" style:parent-style-name="Standard">
      <style:paragraph-properties fo:text-align="justify" fo:break-before="auto" fo:line-height="115%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P18" style:family="paragraph" style:parent-style-name="Standard">
      <style:paragraph-properties fo:text-align="justify" fo:break-before="auto" fo:line-height="115%" fo:margin-bottom="0cm" style:writing-mode="lr-tb"/>
    </style:style>
    <style:style style:name="P19" style:family="paragraph" style:parent-style-name="Standard">
      <style:paragraph-properties fo:text-align="justify" fo:break-before="auto" fo:line-height="115%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P20" style:family="paragraph" style:parent-style-name="Standard">
      <style:paragraph-properties fo:text-align="justify" fo:break-before="auto" fo:line-height="115%" fo:margin-bottom="0cm" style:writing-mode="lr-tb"/>
    </style:style>
    <style:style style:name="P21" style:family="paragraph" style:parent-style-name="Standard">
      <style:paragraph-properties fo:text-align="justify" fo:break-before="auto" fo:line-height="115%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P22" style:family="paragraph" style:parent-style-name="Standard">
      <style:paragraph-properties fo:text-align="justify" fo:break-before="auto" fo:line-height="115%" fo:margin-bottom="0cm" style:writing-mode="lr-tb"/>
    </style:style>
    <style:style style:name="P23" style:family="paragraph" style:parent-style-name="Standard">
      <style:paragraph-properties fo:text-align="justify" fo:break-before="auto" fo:line-height="115%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>
      <style:text-properties fo:color="#0000ff" style:text-underline-style="solid" style:text-underline-color="font-color"/>
    </style:style>
    <style:style style:name="T23_9" style:family="text"/>
    <style:style style:name="T23_10" style:family="text">
      <style:text-properties fo:color="#0000ff" style:text-underline-style="solid" style:text-underline-color="font-color"/>
    </style:style>
    <style:style style:name="T23_11" style:family="text"/>
    <style:style style:name="T23_12" style:family="text">
      <style:text-properties fo:color="#0000ff" style:text-underline-style="solid" style:text-underline-color="font-color"/>
    </style:style>
    <style:style style:name="T23_13" style:family="text"/>
    <style:style style:name="T23_14" style:family="text">
      <style:text-properties fo:color="#0000ff" style:text-underline-style="solid" style:text-underline-color="font-color"/>
    </style:style>
    <style:style style:name="T23_15" style:family="text"/>
    <style:style style:name="T23_16" style:family="text">
      <style:text-properties fo:color="#0000ff" style:text-underline-style="solid" style:text-underline-color="font-color"/>
    </style:style>
    <style:style style:name="T23_17" style:family="text"/>
    <style:style style:name="T23_18" style:family="text">
      <style:text-properties fo:color="#0000ff" style:text-underline-style="solid" style:text-underline-color="font-color"/>
    </style:style>
    <style:style style:name="T23_19" style:family="text"/>
    <style:style style:name="T23_20" style:family="text">
      <style:text-properties fo:color="#0000ff" style:text-underline-style="solid" style:text-underline-color="font-color"/>
    </style:style>
    <style:style style:name="T23_21" style:family="text"/>
    <style:style style:name="T23_22" style:family="text">
      <style:text-properties fo:color="#0000ff" style:text-underline-style="solid" style:text-underline-color="font-color"/>
    </style:style>
    <style:style style:name="T23_23" style:family="text"/>
    <style:style style:name="T23_24" style:family="text">
      <style:text-properties fo:color="#0000ff" style:text-underline-style="solid" style:text-underline-color="font-color"/>
    </style:style>
    <style:style style:name="T23_25" style:family="text"/>
    <style:style style:name="T23_26" style:family="text">
      <style:text-properties fo:color="#0000ff" style:text-underline-style="solid" style:text-underline-color="font-color"/>
    </style:style>
    <style:style style:name="T23_27" style:family="text"/>
    <style:style style:name="T23_28" style:family="text">
      <style:text-properties fo:color="#0000ff" style:text-underline-style="solid" style:text-underline-color="font-color"/>
    </style:style>
    <style:style style:name="T23_29" style:family="text"/>
    <style:style style:name="T23_30" style:family="text">
      <style:text-properties fo:color="#0000ff" style:text-underline-style="solid" style:text-underline-color="font-color"/>
    </style:style>
    <style:style style:name="T23_31" style:family="text"/>
    <style:style style:name="T23_32" style:family="text">
      <style:text-properties fo:color="#0000ff" style:text-underline-style="solid" style:text-underline-color="font-color"/>
    </style:style>
    <style:style style:name="T23_33" style:family="text"/>
    <style:style style:name="T23_34" style:family="text">
      <style:text-properties fo:color="#0000ff" style:text-underline-style="solid" style:text-underline-color="font-color"/>
    </style:style>
    <style:style style:name="T23_35" style:family="text"/>
    <style:style style:name="T23_36" style:family="text">
      <style:text-properties fo:color="#0000ff" style:text-underline-style="solid" style:text-underline-color="font-color"/>
    </style:style>
    <style:style style:name="T23_37" style:family="text"/>
    <style:style style:name="T23_38" style:family="text">
      <style:text-properties fo:color="#0000ff" style:text-underline-style="solid" style:text-underline-color="font-color"/>
    </style:style>
    <style:style style:name="T23_39" style:family="text"/>
    <style:style style:name="T23_40" style:family="text">
      <style:text-properties fo:color="#0000ff" style:text-underline-style="solid" style:text-underline-color="font-color"/>
    </style:style>
    <style:style style:name="T23_41" style:family="text"/>
    <style:style style:name="T23_42" style:family="text">
      <style:text-properties fo:color="#0000ff" style:text-underline-style="solid" style:text-underline-color="font-color"/>
    </style:style>
    <style:style style:name="P24" style:family="paragraph" style:parent-style-name="Standard">
      <style:paragraph-properties fo:text-align="justify" fo:break-before="auto" fo:line-height="115%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>
      <style:text-properties fo:color="#0000ff" style:text-underline-style="solid" style:text-underline-color="font-color"/>
    </style:style>
    <style:style style:name="T24_9" style:family="text"/>
    <style:style style:name="T24_10" style:family="text">
      <style:text-properties fo:color="#0000ff" style:text-underline-style="solid" style:text-underline-color="font-color"/>
    </style:style>
    <style:style style:name="T24_11" style:family="text"/>
    <style:style style:name="T24_12" style:family="text">
      <style:text-properties fo:color="#0000ff" style:text-underline-style="solid" style:text-underline-color="font-color"/>
    </style:style>
    <style:style style:name="T24_13" style:family="text"/>
    <style:style style:name="T24_14" style:family="text">
      <style:text-properties fo:color="#0000ff" style:text-underline-style="solid" style:text-underline-color="font-color"/>
    </style:style>
    <style:style style:name="T24_15" style:family="text"/>
    <style:style style:name="T24_16" style:family="text">
      <style:text-properties fo:color="#0000ff" style:text-underline-style="solid" style:text-underline-color="font-color"/>
    </style:style>
    <style:style style:name="T24_17" style:family="text"/>
    <style:style style:name="T24_18" style:family="text">
      <style:text-properties fo:color="#0000ff" style:text-underline-style="solid" style:text-underline-color="font-color"/>
    </style:style>
    <style:style style:name="T24_19" style:family="text"/>
    <style:style style:name="T24_20" style:family="text">
      <style:text-properties fo:color="#0000ff" style:text-underline-style="solid" style:text-underline-color="font-color"/>
    </style:style>
    <style:style style:name="T24_21" style:family="text"/>
    <style:style style:name="T24_22" style:family="text">
      <style:text-properties fo:color="#0000ff" style:text-underline-style="solid" style:text-underline-color="font-color"/>
    </style:style>
    <style:style style:name="T24_23" style:family="text"/>
    <style:style style:name="T24_24" style:family="text">
      <style:text-properties fo:color="#0000ff" style:text-underline-style="solid" style:text-underline-color="font-color"/>
    </style:style>
    <style:style style:name="T24_25" style:family="text"/>
    <style:style style:name="T24_26" style:family="text">
      <style:text-properties fo:color="#0000ff" style:text-underline-style="solid" style:text-underline-color="font-color"/>
    </style:style>
    <style:style style:name="T24_27" style:family="text"/>
    <style:style style:name="T24_28" style:family="text">
      <style:text-properties fo:color="#0000ff" style:text-underline-style="solid" style:text-underline-color="font-color"/>
    </style:style>
    <style:style style:name="T24_29" style:family="text"/>
    <style:style style:name="T24_30" style:family="text">
      <style:text-properties fo:color="#0000ff" style:text-underline-style="solid" style:text-underline-color="font-color"/>
    </style:style>
    <style:style style:name="T24_31" style:family="text"/>
    <style:style style:name="T24_32" style:family="text">
      <style:text-properties fo:color="#0000ff" style:text-underline-style="solid" style:text-underline-color="font-color"/>
    </style:style>
  </office:automatic-styles>
  <office:body>
    <office:text>
      <text:p text:style-name="P1"><text:span text:style-name="T1_1">Good</text:span><text:span text:style-name="T1_2"><text:s/></text:span><text:span text:style-name="T1_3">Girl</text:span></text:p>
      <text:p text:style-name="P2"><text:span text:style-name="T2_1">Autor</text:span><text:span text:style-name="T2_2">:<text:s/></text:span><text:span text:style-name="T2_3">Golden</text:span><text:span text:style-name="T2_4"><text:s/></text:span><text:span text:style-name="T2_5">Vision</text:span></text:p>
      <text:p text:style-name="P3"><text:span text:style-name="T3_1">[</text:span><text:span text:style-name="T3_2">Tragedy</text:span><text:span text:style-name="T3_3">]</text:span></text:p>
      <text:p text:style-name="P4"/>
      <text:p text:style-name="P5"><text:span text:style-name="T5_1">Czasami</text:span><text:span text:style-name="T5_2"><text:s/></text:span><text:span text:style-name="T5_3">zdarza</text:span><text:span text:style-name="T5_4"><text:s/></text:span><text:span text:style-name="T5_5">się</text:span><text:span text:style-name="T5_6"><text:s/></text:span><text:span text:style-name="T5_7">tak</text:span><text:span text:style-name="T5_8">,<text:s/></text:span><text:span text:style-name="T5_9">że</text:span><text:span text:style-name="T5_10"><text:s/></text:span><text:span text:style-name="T5_11">najlepsze</text:span><text:span text:style-name="T5_12"><text:s/></text:span><text:span text:style-name="T5_13">i</text:span><text:span text:style-name="T5_14"><text:s/></text:span><text:span text:style-name="T5_15">najniewinniejsze</text:span><text:span text:style-name="T5_16"><text:s/></text:span><text:span text:style-name="T5_17">intencje</text:span><text:span text:style-name="T5_18"><text:s/></text:span><text:span text:style-name="T5_19">czy</text:span><text:span text:style-name="T5_20"><text:s/></text:span><text:span text:style-name="T5_21">zachcianki</text:span><text:span text:style-name="T5_22"><text:s/></text:span><text:span text:style-name="T5_23">przynoszą</text:span><text:span text:style-name="T5_24"><text:s/></text:span><text:span text:style-name="T5_25">najgorsze</text:span><text:span text:style-name="T5_26"><text:s/></text:span><text:span text:style-name="T5_27">rezultaty</text:span><text:span text:style-name="T5_28">.<text:s/></text:span><text:span text:style-name="T5_29">Ot</text:span><text:span text:style-name="T5_30">,<text:s/></text:span><text:span text:style-name="T5_31">takie</text:span><text:span text:style-name="T5_32"><text:s/></text:span><text:span text:style-name="T5_33">pieskie</text:span><text:span text:style-name="T5_34"><text:s/></text:span><text:span text:style-name="T5_35">życie</text:span><text:span text:style-name="T5_36">.</text:span></text:p>
      <text:p text:style-name="P6"/>
      <text:p text:style-name="P7"><text:span text:style-name="T7_1">Powiedziałbym</text:span><text:span text:style-name="T7_2">,<text:s/></text:span><text:span text:style-name="T7_3">iż</text:span><text:span text:style-name="T7_4"><text:s/></text:span><text:span text:style-name="T7_5">to</text:span><text:span text:style-name="T7_6"><text:s/></text:span><text:span text:style-name="T7_7">wyżej</text:span><text:span text:style-name="T7_8"><text:s/></text:span><text:span text:style-name="T7_9">wzmiankowane</text:span><text:span text:style-name="T7_10"><text:s/></text:span><text:span text:style-name="T7_11">określenie</text:span><text:span text:style-name="T7_12"><text:s/></text:span><text:span text:style-name="T7_13">jest</text:span><text:span text:style-name="T7_14"><text:s/></text:span><text:span text:style-name="T7_15">idealnym</text:span><text:span text:style-name="T7_16"><text:s/></text:span><text:span text:style-name="T7_17">tłumaczeniem</text:span><text:span text:style-name="T7_18"><text:s/></text:span><text:span text:style-name="T7_19">tytułu</text:span><text:span text:style-name="T7_20"><text:s/></text:span><text:span text:style-name="T7_21">tegoż</text:span><text:span text:style-name="T7_22"><text:s/></text:span><text:span text:style-name="T7_23">opowiadania</text:span><text:span text:style-name="T7_24">.<text:s/></text:span><text:span text:style-name="T7_25">A</text:span><text:span text:style-name="T7_26"><text:s/></text:span><text:span text:style-name="T7_27">zaczyna</text:span><text:span text:style-name="T7_28"><text:s/></text:span><text:span text:style-name="T7_29">się</text:span><text:span text:style-name="T7_30"><text:s/></text:span><text:span text:style-name="T7_31">całkiem</text:span><text:span text:style-name="T7_32"><text:s/></text:span><text:span text:style-name="T7_33">niewinnie</text:span><text:span text:style-name="T7_34">.<text:s/></text:span><text:span text:style-name="T7_35">Główna</text:span><text:span text:style-name="T7_36"><text:s/></text:span><text:span text:style-name="T7_37">bohaterka</text:span><text:span text:style-name="T7_38">,<text:s/></text:span><text:span text:style-name="T7_39">Screw</text:span><text:span text:style-name="T7_40"><text:s/></text:span><text:span text:style-name="T7_41">Loose</text:span><text:span text:style-name="T7_42">,<text:s/></text:span><text:span text:style-name="T7_43">znajduje</text:span><text:span text:style-name="T7_44"><text:s/></text:span><text:span text:style-name="T7_45">się</text:span><text:span text:style-name="T7_46"><text:s/></text:span><text:span text:style-name="T7_47">w</text:span><text:span text:style-name="T7_48"><text:s/></text:span><text:span text:style-name="T7_49">szpitalu</text:span><text:span text:style-name="T7_50"><text:s/></text:span><text:span text:style-name="T7_51">po</text:span><text:span text:style-name="T7_52"><text:s/></text:span><text:span text:style-name="T7_53">tym</text:span><text:span text:style-name="T7_54">,<text:s/></text:span><text:span text:style-name="T7_55">jak</text:span><text:span text:style-name="T7_56"><text:s/></text:span><text:span text:style-name="T7_57">uległa</text:span><text:span text:style-name="T7_58"><text:s/></text:span><text:span text:style-name="T7_59">drobnemu</text:span><text:span text:style-name="T7_60"><text:s/></text:span><text:span text:style-name="T7_61">wypadkowi</text:span><text:span text:style-name="T7_62">.<text:s/></text:span><text:span text:style-name="T7_63">Wszystko</text:span><text:span text:style-name="T7_64"><text:s/></text:span><text:span text:style-name="T7_65">byłoby</text:span><text:span text:style-name="T7_66"><text:s/></text:span><text:span text:style-name="T7_67">w</text:span><text:span text:style-name="T7_68"><text:s/></text:span><text:span text:style-name="T7_69">porządku</text:span><text:span text:style-name="T7_70">,<text:s/></text:span><text:span text:style-name="T7_71">gdyby</text:span><text:span text:style-name="T7_72"><text:s/></text:span><text:span text:style-name="T7_73">nie</text:span><text:span text:style-name="T7_74"><text:s/></text:span><text:span text:style-name="T7_75">fakt</text:span><text:span text:style-name="T7_76">,<text:s/></text:span><text:span text:style-name="T7_77">że</text:span><text:span text:style-name="T7_78"><text:s/></text:span><text:span text:style-name="T7_79">nasza</text:span><text:span text:style-name="T7_80"><text:s/></text:span><text:span text:style-name="T7_81">klacz</text:span><text:span text:style-name="T7_82">…<text:s/></text:span><text:span text:style-name="T7_83">szczeka</text:span><text:span text:style-name="T7_84">.<text:s/></text:span><text:span text:style-name="T7_85">Jako</text:span><text:span text:style-name="T7_86"><text:s/></text:span><text:span text:style-name="T7_87">że</text:span><text:span text:style-name="T7_88"><text:s/></text:span><text:span text:style-name="T7_89">pojawiają</text:span><text:span text:style-name="T7_90"><text:s/></text:span><text:span text:style-name="T7_91">się</text:span><text:span text:style-name="T7_92"><text:s/></text:span><text:span text:style-name="T7_93">u</text:span><text:span text:style-name="T7_94"><text:s/></text:span><text:span text:style-name="T7_95">niej</text:span><text:span text:style-name="T7_96"><text:s/></text:span><text:span text:style-name="T7_97">również</text:span><text:span text:style-name="T7_98"><text:s/></text:span><text:span text:style-name="T7_99">inne</text:span><text:span text:style-name="T7_100"><text:s/></text:span><text:span text:style-name="T7_101">psie</text:span><text:span text:style-name="T7_102"><text:s/></text:span><text:span text:style-name="T7_103">zachowania</text:span><text:span text:style-name="T7_104">,<text:s/></text:span><text:span text:style-name="T7_105">lekarze</text:span><text:span text:style-name="T7_106"><text:s/></text:span><text:span text:style-name="T7_107">decydują</text:span><text:span text:style-name="T7_108"><text:s/></text:span><text:span text:style-name="T7_109">o</text:span><text:span text:style-name="T7_110"><text:s/></text:span><text:span text:style-name="T7_111">umieszczeniu</text:span><text:span text:style-name="T7_112"><text:s/></text:span><text:span text:style-name="T7_113">jej</text:span><text:span text:style-name="T7_114"><text:s/></text:span><text:span text:style-name="T7_115">na</text:span><text:span text:style-name="T7_116"><text:s/></text:span><text:span text:style-name="T7_117">oddziale</text:span><text:span text:style-name="T7_118"><text:s/></text:span><text:span text:style-name="T7_119">zamkniętym</text:span><text:span text:style-name="T7_120"><text:s/></text:span><text:span text:style-name="T7_121">i</text:span><text:span text:style-name="T7_122"><text:s/></text:span><text:span text:style-name="T7_123">rozpoczynają</text:span><text:span text:style-name="T7_124"><text:s/></text:span><text:span text:style-name="T7_125">terapię</text:span><text:span text:style-name="T7_126">,<text:s/></text:span><text:span text:style-name="T7_127">by</text:span><text:span text:style-name="T7_128"><text:s/></text:span><text:span text:style-name="T7_129">pomóc</text:span><text:span text:style-name="T7_130"><text:s/></text:span><text:span text:style-name="T7_131">swojej</text:span><text:span text:style-name="T7_132"><text:s/></text:span><text:span text:style-name="T7_133">pacjentce</text:span><text:span text:style-name="T7_134">.<text:s/></text:span><text:span text:style-name="T7_135">Pytanie</text:span><text:span text:style-name="T7_136"><text:s/></text:span><text:span text:style-name="T7_137">tylko</text:span><text:span text:style-name="T7_138">,<text:s/></text:span><text:span text:style-name="T7_139">czy</text:span><text:span text:style-name="T7_140"><text:s/></text:span><text:span text:style-name="T7_141">ona</text:span><text:span text:style-name="T7_142"><text:s/></text:span><text:span text:style-name="T7_143">tego</text:span><text:span text:style-name="T7_144"><text:s/></text:span><text:span text:style-name="T7_145">naprawdę</text:span><text:span text:style-name="T7_146"><text:s/></text:span><text:span text:style-name="T7_147">chce</text:span><text:span text:style-name="T7_148">.<text:s/></text:span><text:span text:style-name="T7_149">Może</text:span><text:span text:style-name="T7_150"><text:s/></text:span><text:span text:style-name="T7_151">wszystko</text:span><text:span text:style-name="T7_152">,<text:s/></text:span><text:span text:style-name="T7_153">czego</text:span><text:span text:style-name="T7_154"><text:s/></text:span><text:span text:style-name="T7_155">potrzeba</text:span><text:span text:style-name="T7_156"><text:s/></text:span><text:span text:style-name="T7_157">jej</text:span><text:span text:style-name="T7_158"><text:s/></text:span><text:span text:style-name="T7_159">do</text:span><text:span text:style-name="T7_160"><text:s/></text:span><text:span text:style-name="T7_161">szczęścia</text:span><text:span text:style-name="T7_162">,<text:s/></text:span><text:span text:style-name="T7_163">to</text:span><text:span text:style-name="T7_164">…<text:s/></text:span><text:span text:style-name="T7_165">kość</text:span><text:span text:style-name="T7_166">?</text:span></text:p>
      <text:p text:style-name="P8"/>
      <text:p text:style-name="P9"><text:span text:style-name="T9_1">Można</text:span><text:span text:style-name="T9_2"><text:s/></text:span><text:span text:style-name="T9_3">pomyśleć</text:span><text:span text:style-name="T9_4">,<text:s/></text:span><text:span text:style-name="T9_5">iż</text:span><text:span text:style-name="T9_6"><text:s/></text:span><text:span text:style-name="T9_7">taki</text:span><text:span text:style-name="T9_8"><text:s/></text:span><text:span text:style-name="T9_9">wstęp</text:span><text:span text:style-name="T9_10"><text:s/></text:span><text:span text:style-name="T9_11">gwarantuje</text:span><text:span text:style-name="T9_12"><text:s/></text:span><text:span text:style-name="T9_13">fanfika</text:span><text:span text:style-name="T9_14"><text:s/></text:span><text:span text:style-name="T9_15">lekkiego</text:span><text:span text:style-name="T9_16">,<text:s/></text:span><text:span text:style-name="T9_17">przyjemnego</text:span><text:span text:style-name="T9_18">,<text:s/></text:span><text:span text:style-name="T9_19">o</text:span><text:span text:style-name="T9_20"><text:s/></text:span><text:span text:style-name="T9_21">potężnym</text:span><text:span text:style-name="T9_22"><text:s/></text:span><text:span text:style-name="T9_23">potencjalne</text:span><text:span text:style-name="T9_24"><text:s/></text:span><text:span text:style-name="T9_25">komediowym</text:span><text:span text:style-name="T9_26">.<text:s/></text:span><text:span text:style-name="T9_27">Nic</text:span><text:span text:style-name="T9_28"><text:s/></text:span><text:span text:style-name="T9_29">bardziej</text:span><text:span text:style-name="T9_30"><text:s/></text:span><text:span text:style-name="T9_31">mylnego</text:span><text:span text:style-name="T9_32"><text:s/>–<text:s/></text:span><text:span text:style-name="T9_33">owszem</text:span><text:span text:style-name="T9_34">,<text:s/></text:span><text:span text:style-name="T9_35">przy</text:span><text:span text:style-name="T9_36"><text:s/></text:span><text:span text:style-name="T9_37">opisach</text:span><text:span text:style-name="T9_38"><text:s/></text:span><text:span text:style-name="T9_39">niektórych</text:span><text:span text:style-name="T9_40"><text:s/></text:span><text:span text:style-name="T9_41">scen</text:span><text:span text:style-name="T9_42"><text:s/></text:span><text:span text:style-name="T9_43">z</text:span><text:span text:style-name="T9_44"><text:s/></text:span><text:span text:style-name="T9_45">pewnością</text:span><text:span text:style-name="T9_46"><text:s/></text:span><text:span text:style-name="T9_47">się</text:span><text:span text:style-name="T9_48"><text:s/></text:span><text:span text:style-name="T9_49">uśmiechniemy</text:span><text:span text:style-name="T9_50"><text:s/></text:span><text:span text:style-name="T9_51">czy</text:span><text:span text:style-name="T9_52"><text:s/></text:span><text:span text:style-name="T9_53">nawet</text:span><text:span text:style-name="T9_54"><text:s/></text:span><text:span text:style-name="T9_55">zaśmiejemy</text:span><text:span text:style-name="T9_56">,<text:s/></text:span><text:span text:style-name="T9_57">jednak</text:span><text:span text:style-name="T9_58"><text:s/></text:span><text:span text:style-name="T9_59">będzie</text:span><text:span text:style-name="T9_60"><text:s/></text:span><text:span text:style-name="T9_61">to</text:span><text:span text:style-name="T9_62"><text:s/></text:span><text:span text:style-name="T9_63">zawsze</text:span><text:span text:style-name="T9_64"><text:s/></text:span><text:span text:style-name="T9_65">podszyte</text:span><text:span text:style-name="T9_66"><text:s/></text:span><text:span text:style-name="T9_67">niepokojem</text:span><text:span text:style-name="T9_68"><text:s/></text:span><text:span text:style-name="T9_69">czy</text:span><text:span text:style-name="T9_70"><text:s/></text:span><text:span text:style-name="T9_71">wręcz</text:span><text:span text:style-name="T9_72"><text:s/></text:span><text:span text:style-name="T9_73">smutkiem</text:span><text:span text:style-name="T9_74">.<text:s/></text:span><text:span text:style-name="T9_75">Autor</text:span><text:span text:style-name="T9_76"><text:s/></text:span><text:span text:style-name="T9_77">zapewnia</text:span><text:span text:style-name="T9_78"><text:s/></text:span><text:span text:style-name="T9_79">nam</text:span><text:span text:style-name="T9_80"><text:s/></text:span><text:span text:style-name="T9_81">wycieczkę</text:span><text:span text:style-name="T9_82"><text:s/></text:span><text:span text:style-name="T9_83">po</text:span><text:span text:style-name="T9_84"><text:s/></text:span><text:span text:style-name="T9_85">stopniowej</text:span><text:span text:style-name="T9_86"><text:s/></text:span><text:span text:style-name="T9_87">dezintegracji</text:span><text:span text:style-name="T9_88"><text:s/></text:span><text:span text:style-name="T9_89">osobowości</text:span><text:span text:style-name="T9_90"><text:s/></text:span><text:span text:style-name="T9_91">klaczy</text:span><text:span text:style-name="T9_92">,<text:s/></text:span><text:span text:style-name="T9_93">która</text:span><text:span text:style-name="T9_94"><text:s/></text:span><text:span text:style-name="T9_95">ze</text:span><text:span text:style-name="T9_96"><text:s/></text:span><text:span text:style-name="T9_97">strony</text:span><text:span text:style-name="T9_98"><text:s/></text:span><text:span text:style-name="T9_99">na</text:span><text:span text:style-name="T9_100"><text:s/></text:span><text:span text:style-name="T9_101">stronę</text:span><text:span text:style-name="T9_102"><text:s/></text:span><text:span text:style-name="T9_103">coraz</text:span><text:span text:style-name="T9_104"><text:s/></text:span><text:span text:style-name="T9_105">bardziej</text:span><text:span text:style-name="T9_106"><text:s/></text:span><text:span text:style-name="T9_107">zatraca</text:span><text:span text:style-name="T9_108"><text:s/></text:span><text:span text:style-name="T9_109">się</text:span><text:span text:style-name="T9_110"><text:s/></text:span><text:span text:style-name="T9_111">w</text:span><text:span text:style-name="T9_112"><text:s/></text:span><text:span text:style-name="T9_113">swoim</text:span><text:span text:style-name="T9_114"><text:s/></text:span><text:span text:style-name="T9_115">nowym</text:span><text:span text:style-name="T9_116">,<text:s/></text:span><text:span text:style-name="T9_117">psim</text:span><text:span text:style-name="T9_118"><text:s/></text:span><text:span text:style-name="T9_119">jestestwie</text:span><text:span text:style-name="T9_120">.<text:s/></text:span><text:span text:style-name="T9_121">Nie</text:span><text:span text:style-name="T9_122"><text:s/></text:span><text:span text:style-name="T9_123">jestem</text:span><text:span text:style-name="T9_124"><text:s/></text:span><text:span text:style-name="T9_125">w</text:span><text:span text:style-name="T9_126"><text:s/></text:span><text:span text:style-name="T9_127">stanie</text:span><text:span text:style-name="T9_128"><text:s/></text:span><text:span text:style-name="T9_129">określić</text:span><text:span text:style-name="T9_130">,<text:s/></text:span><text:span text:style-name="T9_131">na</text:span><text:span text:style-name="T9_132"><text:s/></text:span><text:span text:style-name="T9_133">ile</text:span><text:span text:style-name="T9_134"><text:s/></text:span><text:span text:style-name="T9_135">realistycznie</text:span><text:span text:style-name="T9_136"><text:s/></text:span><text:span text:style-name="T9_137">jest</text:span><text:span text:style-name="T9_138"><text:s/></text:span><text:span text:style-name="T9_139">to</text:span><text:span text:style-name="T9_140"><text:s/></text:span><text:span text:style-name="T9_141">opisane</text:span><text:span text:style-name="T9_142"><text:s/></text:span><text:span text:style-name="T9_143">z</text:span><text:span text:style-name="T9_144"><text:s/></text:span><text:span text:style-name="T9_145">medycznego</text:span><text:span text:style-name="T9_146"><text:s/></text:span><text:span text:style-name="T9_147">punktu</text:span><text:span text:style-name="T9_148"><text:s/></text:span><text:span text:style-name="T9_149">widzenia</text:span><text:span text:style-name="T9_150">,<text:s/></text:span><text:span text:style-name="T9_151">ale</text:span><text:span text:style-name="T9_152"><text:s/></text:span><text:span text:style-name="T9_153">na</text:span><text:span text:style-name="T9_154"><text:s/></text:span><text:span text:style-name="T9_155">pewno</text:span><text:span text:style-name="T9_156"><text:s/></text:span><text:span text:style-name="T9_157">potrafi</text:span><text:span text:style-name="T9_158"><text:s/></text:span><text:span text:style-name="T9_159">wywrzeć</text:span><text:span text:style-name="T9_160"><text:s/></text:span><text:span text:style-name="T9_161">niesamowity</text:span><text:span text:style-name="T9_162"><text:s/></text:span><text:span text:style-name="T9_163">efekt</text:span><text:span text:style-name="T9_164"><text:s/></text:span><text:span text:style-name="T9_165">na</text:span><text:span text:style-name="T9_166"><text:s/></text:span><text:span text:style-name="T9_167">czytelnikach</text:span><text:span text:style-name="T9_168">.<text:s/></text:span><text:span text:style-name="T9_169">Na</text:span><text:span text:style-name="T9_170"><text:s/></text:span><text:span text:style-name="T9_171">mnie</text:span><text:span text:style-name="T9_172"><text:s/></text:span><text:span text:style-name="T9_173">na</text:span><text:span text:style-name="T9_174"><text:s/></text:span><text:span text:style-name="T9_175">pewno</text:span><text:span text:style-name="T9_176"><text:s/></text:span><text:span text:style-name="T9_177">wywarło</text:span><text:span text:style-name="T9_178">.</text:span></text:p>
      <text:p text:style-name="P10"/>
      <text:p text:style-name="P11"><text:span text:style-name="T11_1">Powiedziałbym</text:span><text:span text:style-name="T11_2">,<text:s/></text:span><text:span text:style-name="T11_3">że</text:span><text:span text:style-name="T11_4"><text:s/></text:span><text:span text:style-name="T11_5">najsilniejszą</text:span><text:span text:style-name="T11_6"><text:s/></text:span><text:span text:style-name="T11_7">stroną</text:span><text:span text:style-name="T11_8"><text:s/></text:span><text:span text:style-name="T11_9">tego</text:span><text:span text:style-name="T11_10"><text:s/></text:span><text:span text:style-name="T11_11">opowiadania</text:span><text:span text:style-name="T11_12"><text:s/></text:span><text:span text:style-name="T11_13">jest</text:span><text:span text:style-name="T11_14"><text:s/></text:span><text:span text:style-name="T11_15">jego</text:span><text:span text:style-name="T11_16"><text:s/></text:span><text:span text:style-name="T11_17">klimat</text:span><text:span text:style-name="T11_18">.<text:s/></text:span><text:span text:style-name="T11_19">Chwilami</text:span><text:span text:style-name="T11_20"><text:s/></text:span><text:span text:style-name="T11_21">naprawdę</text:span><text:span text:style-name="T11_22"><text:s/></text:span><text:span text:style-name="T11_23">potrafi</text:span><text:span text:style-name="T11_24"><text:s/></text:span><text:span text:style-name="T11_25">przytłoczyć</text:span><text:span text:style-name="T11_26">,<text:s/></text:span><text:span text:style-name="T11_27">gdy</text:span><text:span text:style-name="T11_28"><text:s/></text:span><text:span text:style-name="T11_29">nie</text:span><text:span text:style-name="T11_30"><text:s/></text:span><text:span text:style-name="T11_31">wiemy</text:span><text:span text:style-name="T11_32">,<text:s/></text:span><text:span text:style-name="T11_33">czy</text:span><text:span text:style-name="T11_34"><text:s/></text:span><text:span text:style-name="T11_35">irytować</text:span><text:span text:style-name="T11_36"><text:s/></text:span><text:span text:style-name="T11_37">się</text:span><text:span text:style-name="T11_38"><text:s/></text:span><text:span text:style-name="T11_39">zachowaniem</text:span><text:span text:style-name="T11_40"><text:s/></text:span><text:span text:style-name="T11_41">Screw</text:span><text:span text:style-name="T11_42"><text:s/></text:span><text:span text:style-name="T11_43">Loose</text:span><text:span text:style-name="T11_44">,<text:s/></text:span><text:span text:style-name="T11_45">czy</text:span><text:span text:style-name="T11_46"><text:s/></text:span><text:span text:style-name="T11_47">jej</text:span><text:span text:style-name="T11_48"><text:s/></text:span><text:span text:style-name="T11_49">po</text:span><text:span text:style-name="T11_50"><text:s/></text:span><text:span text:style-name="T11_51">prostu</text:span><text:span text:style-name="T11_52"><text:s/></text:span><text:span text:style-name="T11_53">współczuć</text:span><text:span text:style-name="T11_54">.<text:s/></text:span><text:span text:style-name="T11_55">Kreacja</text:span><text:span text:style-name="T11_56"><text:s/></text:span><text:span text:style-name="T11_57">samej</text:span><text:span text:style-name="T11_58"><text:s/></text:span><text:span text:style-name="T11_59">bohaterki</text:span><text:span text:style-name="T11_60">,<text:s/></text:span><text:span text:style-name="T11_61">jak</text:span><text:span text:style-name="T11_62"><text:s/></text:span><text:span text:style-name="T11_63">i</text:span><text:span text:style-name="T11_64"><text:s/></text:span><text:span text:style-name="T11_65">postaci</text:span><text:span text:style-name="T11_66"><text:s/></text:span><text:span text:style-name="T11_67">pobocznych</text:span><text:span text:style-name="T11_68"><text:s/></text:span><text:span text:style-name="T11_69">jest</text:span><text:span text:style-name="T11_70"><text:s/></text:span><text:span text:style-name="T11_71">nienaganna</text:span><text:span text:style-name="T11_72"><text:s/>–<text:s/></text:span><text:span text:style-name="T11_73">wszystkie</text:span><text:span text:style-name="T11_74">,<text:s/></text:span><text:span text:style-name="T11_75">nawet</text:span><text:span text:style-name="T11_76"><text:s/></text:span><text:span text:style-name="T11_77">te</text:span><text:span text:style-name="T11_78"><text:s/></text:span><text:span text:style-name="T11_79">ledwie</text:span><text:span text:style-name="T11_80"><text:s/></text:span><text:span text:style-name="T11_81">wspomniane</text:span><text:span text:style-name="T11_82">,<text:s/></text:span><text:span text:style-name="T11_83">są</text:span><text:span text:style-name="T11_84"><text:s/></text:span><text:span text:style-name="T11_85"><office:annotation><dc:creator/><text:p text:style-name="P12"><text:span text:style-name="T12_1">Tak</text:span><text:span text:style-name="T12_2"><text:s/></text:span><text:span text:style-name="T12_3">się</text:span><text:span text:style-name="T12_4"><text:s/></text:span><text:span text:style-name="T12_5">mówi</text:span><text:span text:style-name="T12_6">?</text:span></text:p></office:annotation></text:span><text:span text:style-name="T12_7"><office:annotation><dc:creator/><text:p text:style-name="P13"><text:span text:style-name="T13_1">nie</text:span><text:span text:style-name="T13_2"><text:s/></text:span><text:span text:style-name="T13_3">do</text:span><text:span text:style-name="T13_4"><text:s/></text:span><text:span text:style-name="T13_5">końca</text:span><text:span text:style-name="T13_6">.<text:s/></text:span><text:span text:style-name="T13_7">Chodziło</text:span><text:span text:style-name="T13_8"><text:s/></text:span><text:span text:style-name="T13_9">mi</text:span><text:span text:style-name="T13_10"><text:s/></text:span><text:span text:style-name="T13_11">o</text:span><text:span text:style-name="T13_12"><text:s/></text:span><text:span text:style-name="T13_13">użycie</text:span><text:span text:style-name="T13_14"><text:s/></text:span><text:span text:style-name="T13_15">słowa</text:span><text:span text:style-name="T13_16"><text:s/>"</text:span><text:span text:style-name="T13_17">rasowe</text:span><text:span text:style-name="T13_18">"</text:span></text:p></office:annotation></text:span><text:span text:style-name="T13_19">prawdziwie</text:span><text:span text:style-name="T13_20"><text:s/></text:span><text:span text:style-name="T13_21">rasowe</text:span><text:span text:style-name="T13_22">.<text:s/></text:span><text:span text:style-name="T13_23">Dialogów</text:span><text:span text:style-name="T13_24"><text:s/></text:span><text:span text:style-name="T13_25">w</text:span><text:span text:style-name="T13_26"><text:s/></text:span><text:span text:style-name="T13_27">tekście</text:span><text:span text:style-name="T13_28"><text:s/></text:span><text:span text:style-name="T13_29">nie</text:span><text:span text:style-name="T13_30"><text:s/></text:span><text:span text:style-name="T13_31">uświadczymy</text:span><text:span text:style-name="T13_32"><text:s/></text:span><text:span text:style-name="T13_33">za</text:span><text:span text:style-name="T13_34"><text:s/></text:span><text:span text:style-name="T13_35">dużo</text:span><text:span text:style-name="T13_36">,<text:s/></text:span><text:span text:style-name="T13_37">jednak</text:span><text:span text:style-name="T13_38"><text:s/></text:span><text:span text:style-name="T13_39">te</text:span><text:span text:style-name="T13_40">,<text:s/></text:span><text:span text:style-name="T13_41">które</text:span><text:span text:style-name="T13_42"><text:s/></text:span><text:span text:style-name="T13_43">się</text:span><text:span text:style-name="T13_44"><text:s/></text:span><text:span text:style-name="T13_45">pojawiają</text:span><text:span text:style-name="T13_46">,<text:s/></text:span><text:span text:style-name="T13_47">czyta</text:span><text:span text:style-name="T13_48"><text:s/></text:span><text:span text:style-name="T13_49">się</text:span><text:span text:style-name="T13_50"><text:s/></text:span><text:span text:style-name="T13_51">z</text:span><text:span text:style-name="T13_52"><text:s/></text:span><text:span text:style-name="T13_53">niesłabnącym</text:span><text:span text:style-name="T13_54"><text:s/></text:span><text:span text:style-name="T13_55">zainteresowaniem</text:span><text:span text:style-name="T13_56">.<text:s/></text:span><text:span text:style-name="T13_57">Oprócz</text:span><text:span text:style-name="T13_58"><text:s/></text:span><text:span text:style-name="T13_59">nich</text:span><text:span text:style-name="T13_60"><text:s/></text:span><text:span text:style-name="T13_61">mamy</text:span><text:span text:style-name="T13_62"><text:s/></text:span><text:span text:style-name="T13_63">do</text:span><text:span text:style-name="T13_64"><text:s/></text:span><text:span text:style-name="T13_65">czynienia</text:span><text:span text:style-name="T13_66"><text:s/></text:span><text:span text:style-name="T13_67">z</text:span><text:span text:style-name="T13_68"><text:s/></text:span><text:span text:style-name="T13_69">mnogością</text:span><text:span text:style-name="T13_70"><text:s/></text:span><text:span text:style-name="T13_71">bardzo</text:span><text:span text:style-name="T13_72"><text:s/></text:span><text:span text:style-name="T13_73">przyjemnych</text:span><text:span text:style-name="T13_74"><text:s/></text:span><text:span text:style-name="T13_75">w</text:span><text:span text:style-name="T13_76"><text:s/></text:span><text:span text:style-name="T13_77">odbiorze</text:span><text:span text:style-name="T13_78"><text:s/></text:span><text:span text:style-name="T13_79">opisów</text:span><text:span text:style-name="T13_80">,<text:s/></text:span><text:span text:style-name="T13_81">z</text:span><text:span text:style-name="T13_82"><text:s/></text:span><text:span text:style-name="T13_83">których</text:span><text:span text:style-name="T13_84"><text:s/></text:span><text:span text:style-name="T13_85">wyróżniają</text:span><text:span text:style-name="T13_86"><text:s/></text:span><text:span text:style-name="T13_87">się</text:span><text:span text:style-name="T13_88"><text:s/></text:span><text:span text:style-name="T13_89">przemyślenia</text:span><text:span text:style-name="T13_90"><text:s/></text:span><text:span text:style-name="T13_91">pacjentki</text:span><text:span text:style-name="T13_92">.<text:s/></text:span><text:span text:style-name="T13_93">No</text:span><text:span text:style-name="T13_94"><text:s/></text:span><text:span text:style-name="T13_95">kiedy</text:span><text:span text:style-name="T13_96"><text:s/></text:span><text:span text:style-name="T13_97">w</text:span><text:span text:style-name="T13_98"><text:s/></text:span><text:span text:style-name="T13_99">końcu</text:span><text:span text:style-name="T13_100"><text:s/></text:span><text:span text:style-name="T13_101">dadzą</text:span><text:span text:style-name="T13_102"><text:s/></text:span><text:span text:style-name="T13_103">jej</text:span><text:span text:style-name="T13_104"><text:s/></text:span><text:span text:style-name="T13_105">tę</text:span><text:span text:style-name="T13_106"><text:s/></text:span><text:span text:style-name="T13_107">kość</text:span><text:span text:style-name="T13_108">?<text:s/></text:span><text:span text:style-name="T13_109">I</text:span><text:span text:style-name="T13_110">…<text:s/></text:span><text:span text:style-name="T13_111">i</text:span><text:span text:style-name="T13_112"><text:s/></text:span><text:span text:style-name="T13_113">może</text:span><text:span text:style-name="T13_114"><text:s/></text:span><text:span text:style-name="T13_115">jeszcze</text:span><text:span text:style-name="T13_116"><text:s/></text:span><text:span text:style-name="T13_117">jakąś</text:span><text:span text:style-name="T13_118"><text:s/></text:span><text:span text:style-name="T13_119">piszczącą</text:span><text:span text:style-name="T13_120"><text:s/></text:span><text:span text:style-name="T13_121">zabawkę</text:span><text:span text:style-name="T13_122">?</text:span></text:p>
      <text:p text:style-name="P14"/>
      <text:p text:style-name="P15"><text:span text:style-name="T15_1">Nie</text:span><text:span text:style-name="T15_2"><text:s/></text:span><text:span text:style-name="T15_3">jestem</text:span><text:span text:style-name="T15_4"><text:s/></text:span><text:span text:style-name="T15_5">przekonany</text:span><text:span text:style-name="T15_6">,<text:s/></text:span><text:span text:style-name="T15_7">czy</text:span><text:span text:style-name="T15_8"><text:s/></text:span><text:span text:style-name="T15_9">poleciłbym</text:span><text:span text:style-name="T15_10"><text:s/></text:span><text:span text:style-name="T15_11">to</text:span><text:span text:style-name="T15_12"><text:s/></text:span><text:span text:style-name="T15_13">opowiadanie</text:span><text:span text:style-name="T15_14"><text:s/></text:span><text:span text:style-name="T15_15">każdemu</text:span><text:span text:style-name="T15_16">.<text:s/></text:span><text:span text:style-name="T15_17">Nawet</text:span><text:span text:style-name="T15_18"><text:s/></text:span><text:span text:style-name="T15_19">nie</text:span><text:span text:style-name="T15_20"><text:s/></text:span><text:span text:style-name="T15_21">chodzi</text:span><text:span text:style-name="T15_22"><text:s/></text:span><text:span text:style-name="T15_23">o</text:span><text:span text:style-name="T15_24"><text:s/></text:span><text:span text:style-name="T15_25">to</text:span><text:span text:style-name="T15_26">,<text:s/></text:span><text:span text:style-name="T15_27">że</text:span><text:span text:style-name="T15_28"><text:s/></text:span><text:span text:style-name="T15_29">może</text:span><text:span text:style-name="T15_30"><text:s/></text:span><text:span text:style-name="T15_31">być</text:span><text:span text:style-name="T15_32"><text:s/></text:span><text:span text:style-name="T15_33">nieodpowiednie</text:span><text:span text:style-name="T15_34"><text:s/></text:span><text:span text:style-name="T15_35">dla</text:span><text:span text:style-name="T15_36"><text:s/></text:span><text:span text:style-name="T15_37">młodszych</text:span><text:span text:style-name="T15_38"><text:s/></text:span><text:span text:style-name="T15_39">wiekiem</text:span><text:span text:style-name="T15_40"><text:s/></text:span><text:span text:style-name="T15_41">czytelników</text:span><text:span text:style-name="T15_42">,<text:s/></text:span><text:span text:style-name="T15_43">ale</text:span><text:span text:style-name="T15_44"><text:s/></text:span><text:span text:style-name="T15_45">po</text:span><text:span text:style-name="T15_46"><text:s/></text:span><text:span text:style-name="T15_47">prostu</text:span><text:span text:style-name="T15_48"><text:s/></text:span><text:span text:style-name="T15_49">jest</text:span><text:span text:style-name="T15_50"><text:s/></text:span><text:span text:style-name="T15_51">tekstem</text:span><text:span text:style-name="T15_52"><text:s/></text:span><text:span text:style-name="T15_53">nietypowym</text:span><text:span text:style-name="T15_54">.<text:s/></text:span><text:span text:style-name="T15_55">Do</text:span><text:span text:style-name="T15_56"><text:s/></text:span><text:span text:style-name="T15_57">jednych</text:span><text:span text:style-name="T15_58"><text:s/></text:span><text:span text:style-name="T15_59"><office:annotation><dc:creator/><text:p text:style-name="P16"><text:span text:style-name="T16_1">Nie</text:span><text:span text:style-name="T16_2"><text:s/></text:span><text:span text:style-name="T16_3">jestem</text:span><text:span text:style-name="T16_4"><text:s/></text:span><text:span text:style-name="T16_5">pewien</text:span><text:span text:style-name="T16_6"><text:s/></text:span><text:span text:style-name="T16_7">tego</text:span><text:span text:style-name="T16_8"><text:s/></text:span><text:span text:style-name="T16_9">zwrotu</text:span><text:span text:style-name="T16_10">,<text:s/></text:span><text:span text:style-name="T16_11">a</text:span><text:span text:style-name="T16_12"><text:s/></text:span><text:span text:style-name="T16_13">nie</text:span><text:span text:style-name="T16_14"><text:s/></text:span><text:span text:style-name="T16_15">mam</text:span><text:span text:style-name="T16_16"><text:s/></text:span><text:span text:style-name="T16_17">bladego</text:span><text:span text:style-name="T16_18"><text:s/></text:span><text:span text:style-name="T16_19">pojęcia</text:span><text:span text:style-name="T16_20">,<text:s/></text:span><text:span text:style-name="T16_21">jak</text:span><text:span text:style-name="T16_22"><text:s/></text:span><text:span text:style-name="T16_23">to</text:span><text:span text:style-name="T16_24"><text:s/></text:span><text:span text:style-name="T16_25">przerobić</text:span><text:span text:style-name="T16_26">.</text:span></text:p></office:annotation></text:span><text:span text:style-name="T16_27"><office:annotation><dc:creator/><text:p text:style-name="P17"><text:span text:style-name="T17_1">zostawić</text:span></text:p></office:annotation></text:span><text:span text:style-name="T17_2">trafi</text:span><text:span text:style-name="T17_3"><text:s/></text:span><text:span text:style-name="T17_4">mocno</text:span><text:span text:style-name="T17_5">,<text:s/></text:span><text:span text:style-name="T17_6">inni</text:span><text:span text:style-name="T17_7"><text:s/></text:span><text:span text:style-name="T17_8">nie</text:span><text:span text:style-name="T17_9"><text:s/></text:span><text:span text:style-name="T17_10">znajdą</text:span><text:span text:style-name="T17_11"><text:s/></text:span><text:span text:style-name="T17_12">w</text:span><text:span text:style-name="T17_13"><text:s/></text:span><text:span text:style-name="T17_14">nim</text:span><text:span text:style-name="T17_15"><text:s/></text:span><text:span text:style-name="T17_16">nic</text:span><text:span text:style-name="T17_17"><text:s/></text:span><text:span text:style-name="T17_18">specjalnego</text:span><text:span text:style-name="T17_19">.<text:s/></text:span><text:span text:style-name="T17_20">Mogę</text:span><text:span text:style-name="T17_21"><text:s/></text:span><text:span text:style-name="T17_22">jedynie</text:span><text:span text:style-name="T17_23"><text:s/></text:span><text:span text:style-name="T17_24">mieć</text:span><text:span text:style-name="T17_25"><text:s/></text:span><text:span text:style-name="T17_26">nadzieję</text:span><text:span text:style-name="T17_27">,<text:s/></text:span><text:span text:style-name="T17_28">iż</text:span><text:span text:style-name="T17_29"><text:s/></text:span><text:span text:style-name="T17_30">najwięcej</text:span><text:span text:style-name="T17_31"><text:s/></text:span><text:span text:style-name="T17_32">osób</text:span><text:span text:style-name="T17_33"><text:s/></text:span><text:span text:style-name="T17_34">wpasuje</text:span><text:span text:style-name="T17_35"><text:s/></text:span><text:span text:style-name="T17_36">się</text:span><text:span text:style-name="T17_37"><text:s/></text:span><text:span text:style-name="T17_38">w</text:span><text:span text:style-name="T17_39"><text:s/></text:span><text:span text:style-name="T17_40">tę</text:span><text:span text:style-name="T17_41"><text:s/></text:span><text:span text:style-name="T17_42">pierwszą</text:span><text:span text:style-name="T17_43"><text:s/></text:span><text:span text:style-name="T17_44">kategorię</text:span><text:span text:style-name="T17_45">.</text:span></text:p>
      <text:p text:style-name="P18"/>
      <text:p text:style-name="P19"><text:span text:style-name="T19_1">Jeżeli</text:span><text:span text:style-name="T19_2"><text:s/></text:span><text:span text:style-name="T19_3">chodzi</text:span><text:span text:style-name="T19_4"><text:s/></text:span><text:span text:style-name="T19_5">o</text:span><text:span text:style-name="T19_6"><text:s/></text:span><text:span text:style-name="T19_7">język</text:span><text:span text:style-name="T19_8">,<text:s/></text:span><text:span text:style-name="T19_9">którym</text:span><text:span text:style-name="T19_10"><text:s/></text:span><text:span text:style-name="T19_11">opowiadanie</text:span><text:span text:style-name="T19_12"><text:s/></text:span><text:span text:style-name="T19_13">jest</text:span><text:span text:style-name="T19_14"><text:s/></text:span><text:span text:style-name="T19_15">napisane</text:span><text:span text:style-name="T19_16">,<text:s/></text:span><text:span text:style-name="T19_17">to</text:span><text:span text:style-name="T19_18"><text:s/></text:span><text:span text:style-name="T19_19">jest</text:span><text:span text:style-name="T19_20"><text:s/></text:span><text:span text:style-name="T19_21">dosyć</text:span><text:span text:style-name="T19_22"><text:s/></text:span><text:span text:style-name="T19_23">wymagający</text:span><text:span text:style-name="T19_24">,<text:s/></text:span><text:span text:style-name="T19_25">choć</text:span><text:span text:style-name="T19_26"><text:s/></text:span><text:span text:style-name="T19_27">nie</text:span><text:span text:style-name="T19_28"><text:s/></text:span><text:span text:style-name="T19_29">do</text:span><text:span text:style-name="T19_30"><text:s/></text:span><text:span text:style-name="T19_31">przesady</text:span><text:span text:style-name="T19_32">.<text:s/></text:span><text:span text:style-name="T19_33">Błędów</text:span><text:span text:style-name="T19_34"><text:s/></text:span><text:span text:style-name="T19_35">jako</text:span><text:span text:style-name="T19_36"><text:s/></text:span><text:span text:style-name="T19_37">takich</text:span><text:span text:style-name="T19_38"><text:s/></text:span><text:span text:style-name="T19_39">w</text:span><text:span text:style-name="T19_40"><text:s/></text:span><text:span text:style-name="T19_41">tekście</text:span><text:span text:style-name="T19_42"><text:s/></text:span><text:span text:style-name="T19_43">praktycznie</text:span><text:span text:style-name="T19_44"><text:s/></text:span><text:span text:style-name="T19_45">nie</text:span><text:span text:style-name="T19_46"><text:s/></text:span><text:span text:style-name="T19_47">dostrzegłem</text:span><text:span text:style-name="T19_48"><text:s/></text:span><text:span text:style-name="T19_49">i</text:span><text:span text:style-name="T19_50"><text:s/></text:span><text:span text:style-name="T19_51">każdy</text:span><text:span text:style-name="T19_52"><text:s/></text:span><text:span text:style-name="T19_53">ze</text:span><text:span text:style-name="T19_54"><text:s/></text:span><text:span text:style-name="T19_55">średnią</text:span><text:span text:style-name="T19_56"><text:s/></text:span><text:span text:style-name="T19_57">znajomością</text:span><text:span text:style-name="T19_58"><text:s/></text:span><text:span text:style-name="T19_59">angielskiego</text:span><text:span text:style-name="T19_60"><text:s/></text:span><text:span text:style-name="T19_61">powinien</text:span><text:span text:style-name="T19_62"><text:s/></text:span><text:span text:style-name="T19_63">sobie</text:span><text:span text:style-name="T19_64"><text:s/></text:span><text:span text:style-name="T19_65">spokojnie</text:span><text:span text:style-name="T19_66"><text:s/></text:span><text:span text:style-name="T19_67">z</text:span><text:span text:style-name="T19_68"><text:s/></text:span><text:span text:style-name="T19_69">nim</text:span><text:span text:style-name="T19_70"><text:s/></text:span><text:span text:style-name="T19_71">poradzić</text:span><text:span text:style-name="T19_72">.<text:s/></text:span><text:span text:style-name="T19_73">Dla</text:span><text:span text:style-name="T19_74"><text:s/></text:span><text:span text:style-name="T19_75">tych</text:span><text:span text:style-name="T19_76">,<text:s/></text:span><text:span text:style-name="T19_77">którzy</text:span><text:span text:style-name="T19_78"><text:s/></text:span><text:span text:style-name="T19_79">nie</text:span><text:span text:style-name="T19_80"><text:s/></text:span><text:span text:style-name="T19_81">mają</text:span><text:span text:style-name="T19_82"><text:s/></text:span><text:span text:style-name="T19_83">na</text:span><text:span text:style-name="T19_84"><text:s/></text:span><text:span text:style-name="T19_85">to</text:span><text:span text:style-name="T19_86"><text:s/></text:span><text:span text:style-name="T19_87">chęci</text:span><text:span text:style-name="T19_88">,<text:s/></text:span><text:span text:style-name="T19_89">też</text:span><text:span text:style-name="T19_90"><text:s/></text:span><text:span text:style-name="T19_91">mam</text:span><text:span text:style-name="T19_92"><text:s/></text:span><text:span text:style-name="T19_93">dobrą</text:span><text:span text:style-name="T19_94"><text:s/></text:span><text:span text:style-name="T19_95">wiadomość</text:span><text:span text:style-name="T19_96"><text:s/>–<text:s/></text:span><text:span text:style-name="T19_97">opowiadanie</text:span><text:span text:style-name="T19_98"><text:s/></text:span><text:span text:style-name="T19_99">będzie</text:span><text:span text:style-name="T19_100"><text:s/></text:span><text:span text:style-name="T19_101">w</text:span><text:span text:style-name="T19_102"><text:s/></text:span><text:span text:style-name="T19_103">przyszłości</text:span><text:span text:style-name="T19_104"><text:s/></text:span><text:span text:style-name="T19_105">tłumaczone</text:span><text:span text:style-name="T19_106">.</text:span></text:p>
      <text:p text:style-name="P20"/>
      <text:p text:style-name="P21"><text:span text:style-name="T21_1">Zatem</text:span><text:span text:style-name="T21_2"><text:s/></text:span><text:span text:style-name="T21_3">doszliśmy</text:span><text:span text:style-name="T21_4"><text:s/></text:span><text:span text:style-name="T21_5">do</text:span><text:span text:style-name="T21_6"><text:s/></text:span><text:span text:style-name="T21_7">końca</text:span><text:span text:style-name="T21_8"><text:s/></text:span><text:span text:style-name="T21_9">tej</text:span><text:span text:style-name="T21_10"><text:s/></text:span><text:span text:style-name="T21_11">krótkiej</text:span><text:span text:style-name="T21_12"><text:s/></text:span><text:span text:style-name="T21_13">recenzji</text:span><text:span text:style-name="T21_14">.<text:s/></text:span><text:span text:style-name="T21_15">Mam</text:span><text:span text:style-name="T21_16"><text:s/></text:span><text:span text:style-name="T21_17">nadzieję</text:span><text:span text:style-name="T21_18">,<text:s/></text:span><text:span text:style-name="T21_19">iż</text:span><text:span text:style-name="T21_20"><text:s/></text:span><text:span text:style-name="T21_21">zainteresowałem</text:span><text:span text:style-name="T21_22"><text:s/></text:span><text:span text:style-name="T21_23">Was</text:span><text:span text:style-name="T21_24"><text:s/></text:span><text:span text:style-name="T21_25">na</text:span><text:span text:style-name="T21_26"><text:s/></text:span><text:span text:style-name="T21_27">tyle</text:span><text:span text:style-name="T21_28">,<text:s/></text:span><text:span text:style-name="T21_29">że</text:span><text:span text:style-name="T21_30"><text:s/></text:span><text:span text:style-name="T21_31">sięgnięcie</text:span><text:span text:style-name="T21_32"><text:s/></text:span><text:span text:style-name="T21_33">po</text:span><text:span text:style-name="T21_34"><text:s/></text:span><text:span text:style-name="T21_35">ten</text:span><text:span text:style-name="T21_36"><text:s/></text:span><text:span text:style-name="T21_37">tekst</text:span><text:span text:style-name="T21_38">.<text:s/></text:span><text:span text:style-name="T21_39">A</text:span><text:span text:style-name="T21_40"><text:s/></text:span><text:span text:style-name="T21_41">kiedy</text:span><text:span text:style-name="T21_42"><text:s/></text:span><text:span text:style-name="T21_43">to</text:span><text:span text:style-name="T21_44"><text:s/></text:span><text:span text:style-name="T21_45">zrobicie</text:span><text:span text:style-name="T21_46">…<text:s/></text:span><text:span text:style-name="T21_47">miejcie</text:span><text:span text:style-name="T21_48"><text:s/></text:span><text:span text:style-name="T21_49">pod</text:span><text:span text:style-name="T21_50"><text:s/></text:span><text:span text:style-name="T21_51">ręką</text:span><text:span text:style-name="T21_52"><text:s/></text:span><text:span text:style-name="T21_53">kość</text:span><text:span text:style-name="T21_54"><text:s/></text:span><text:span text:style-name="T21_55">dla</text:span><text:span text:style-name="T21_56"><text:s/></text:span><text:span text:style-name="T21_57">biednej</text:span><text:span text:style-name="T21_58"><text:s/></text:span><text:span text:style-name="T21_59">Screw</text:span><text:span text:style-name="T21_60"><text:s/></text:span><text:span text:style-name="T21_61">Loose</text:span><text:span text:style-name="T21_62">.<text:s/></text:span><text:span text:style-name="T21_63">Moja</text:span><text:span text:style-name="T21_64"><text:s/></text:span><text:span text:style-name="T21_65">subiektywna</text:span><text:span text:style-name="T21_66"><text:s/></text:span><text:span text:style-name="T21_67">ocena</text:span><text:span text:style-name="T21_68"><text:s/></text:span><text:span text:style-name="T21_69">to</text:span><text:span text:style-name="T21_70"><text:s/>10/10</text:span></text:p>
      <text:p text:style-name="P22"/>
      <text:p text:style-name="P23"><text:span text:style-name="T23_1">Link</text:span><text:span text:style-name="T23_2"><text:s/></text:span><text:span text:style-name="T23_3">do</text:span><text:span text:style-name="T23_4"><text:s/></text:span><text:span text:style-name="T23_5">obrazka</text:span><text:span text:style-name="T23_6">:<text:s/></text:span><text:span text:style-name="T23_7"><text:a xlink:type="simple" xlink:href="http://www.fimfiction-static.net/images/story_images/135086.png?1380491421"><text:span text:style-name="T23_8">http</text:span></text:a></text:span><text:span text:style-name="T23_9"><text:a xlink:type="simple" xlink:href="http://www.fimfiction-static.net/images/story_images/135086.png?1380491421"><text:span text:style-name="T23_10">://</text:span></text:a></text:span><text:span text:style-name="T23_11"><text:a xlink:type="simple" xlink:href="http://www.fimfiction-static.net/images/story_images/135086.png?1380491421"><text:span text:style-name="T23_12">www</text:span></text:a></text:span><text:span text:style-name="T23_13"><text:a xlink:type="simple" xlink:href="http://www.fimfiction-static.net/images/story_images/135086.png?1380491421"><text:span text:style-name="T23_14">.</text:span></text:a></text:span><text:span text:style-name="T23_15"><text:a xlink:type="simple" xlink:href="http://www.fimfiction-static.net/images/story_images/135086.png?1380491421"><text:span text:style-name="T23_16">fimfiction</text:span></text:a></text:span><text:span text:style-name="T23_17"><text:a xlink:type="simple" xlink:href="http://www.fimfiction-static.net/images/story_images/135086.png?1380491421"><text:span text:style-name="T23_18">-</text:span></text:a></text:span><text:span text:style-name="T23_19"><text:a xlink:type="simple" xlink:href="http://www.fimfiction-static.net/images/story_images/135086.png?1380491421"><text:span text:style-name="T23_20">static</text:span></text:a></text:span><text:span text:style-name="T23_21"><text:a xlink:type="simple" xlink:href="http://www.fimfiction-static.net/images/story_images/135086.png?1380491421"><text:span text:style-name="T23_22">.</text:span></text:a></text:span><text:span text:style-name="T23_23"><text:a xlink:type="simple" xlink:href="http://www.fimfiction-static.net/images/story_images/135086.png?1380491421"><text:span text:style-name="T23_24">net</text:span></text:a></text:span><text:span text:style-name="T23_25"><text:a xlink:type="simple" xlink:href="http://www.fimfiction-static.net/images/story_images/135086.png?1380491421"><text:span text:style-name="T23_26">/</text:span></text:a></text:span><text:span text:style-name="T23_27"><text:a xlink:type="simple" xlink:href="http://www.fimfiction-static.net/images/story_images/135086.png?1380491421"><text:span text:style-name="T23_28">images</text:span></text:a></text:span><text:span text:style-name="T23_29"><text:a xlink:type="simple" xlink:href="http://www.fimfiction-static.net/images/story_images/135086.png?1380491421"><text:span text:style-name="T23_30">/</text:span></text:a></text:span><text:span text:style-name="T23_31"><text:a xlink:type="simple" xlink:href="http://www.fimfiction-static.net/images/story_images/135086.png?1380491421"><text:span text:style-name="T23_32">story</text:span></text:a></text:span><text:span text:style-name="T23_33"><text:a xlink:type="simple" xlink:href="http://www.fimfiction-static.net/images/story_images/135086.png?1380491421"><text:span text:style-name="T23_34">_</text:span></text:a></text:span><text:span text:style-name="T23_35"><text:a xlink:type="simple" xlink:href="http://www.fimfiction-static.net/images/story_images/135086.png?1380491421"><text:span text:style-name="T23_36">images</text:span></text:a></text:span><text:span text:style-name="T23_37"><text:a xlink:type="simple" xlink:href="http://www.fimfiction-static.net/images/story_images/135086.png?1380491421"><text:span text:style-name="T23_38">/135086.</text:span></text:a></text:span><text:span text:style-name="T23_39"><text:a xlink:type="simple" xlink:href="http://www.fimfiction-static.net/images/story_images/135086.png?1380491421"><text:span text:style-name="T23_40">png</text:span></text:a></text:span><text:span text:style-name="T23_41"><text:a xlink:type="simple" xlink:href="http://www.fimfiction-static.net/images/story_images/135086.png?1380491421"><text:span text:style-name="T23_42">?1380491421</text:span></text:a></text:span></text:p>
      <text:p text:style-name="P24"><text:span text:style-name="T24_1">Link</text:span><text:span text:style-name="T24_2"><text:s/></text:span><text:span text:style-name="T24_3">do</text:span><text:span text:style-name="T24_4"><text:s/></text:span><text:span text:style-name="T24_5">źródła</text:span><text:span text:style-name="T24_6">:<text:s text:c="2"/></text:span><text:span text:style-name="T24_7"><text:a xlink:type="simple" xlink:href="http://www.fimfiction.net/story/135086/good-girl"><text:span text:style-name="T24_8">http</text:span></text:a></text:span><text:span text:style-name="T24_9"><text:a xlink:type="simple" xlink:href="http://www.fimfiction.net/story/135086/good-girl"><text:span text:style-name="T24_10">://</text:span></text:a></text:span><text:span text:style-name="T24_11"><text:a xlink:type="simple" xlink:href="http://www.fimfiction.net/story/135086/good-girl"><text:span text:style-name="T24_12">www</text:span></text:a></text:span><text:span text:style-name="T24_13"><text:a xlink:type="simple" xlink:href="http://www.fimfiction.net/story/135086/good-girl"><text:span text:style-name="T24_14">.</text:span></text:a></text:span><text:span text:style-name="T24_15"><text:a xlink:type="simple" xlink:href="http://www.fimfiction.net/story/135086/good-girl"><text:span text:style-name="T24_16">fimfiction</text:span></text:a></text:span><text:span text:style-name="T24_17"><text:a xlink:type="simple" xlink:href="http://www.fimfiction.net/story/135086/good-girl"><text:span text:style-name="T24_18">.</text:span></text:a></text:span><text:span text:style-name="T24_19"><text:a xlink:type="simple" xlink:href="http://www.fimfiction.net/story/135086/good-girl"><text:span text:style-name="T24_20">net</text:span></text:a></text:span><text:span text:style-name="T24_21"><text:a xlink:type="simple" xlink:href="http://www.fimfiction.net/story/135086/good-girl"><text:span text:style-name="T24_22">/</text:span></text:a></text:span><text:span text:style-name="T24_23"><text:a xlink:type="simple" xlink:href="http://www.fimfiction.net/story/135086/good-girl"><text:span text:style-name="T24_24">story</text:span></text:a></text:span><text:span text:style-name="T24_25"><text:a xlink:type="simple" xlink:href="http://www.fimfiction.net/story/135086/good-girl"><text:span text:style-name="T24_26">/135086/</text:span></text:a></text:span><text:span text:style-name="T24_27"><text:a xlink:type="simple" xlink:href="http://www.fimfiction.net/story/135086/good-girl"><text:span text:style-name="T24_28">good</text:span></text:a></text:span><text:span text:style-name="T24_29"><text:a xlink:type="simple" xlink:href="http://www.fimfiction.net/story/135086/good-girl"><text:span text:style-name="T24_30">-</text:span></text:a></text:span><text:span text:style-name="T24_31"><text:a xlink:type="simple" xlink:href="http://www.fimfiction.net/story/135086/good-girl"><text:span text:style-name="T24_32">girl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